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Preformatted_20_Text">
      <style:paragraph-properties fo:text-align="justify" style:justify-single-word="false"/>
      <style:text-properties fo:font-size="13pt" fo:language="en" fo:country="GB" officeooo:rsid="000dab8e" officeooo:paragraph-rsid="000e6afb" style:font-size-asian="13pt" style:font-size-complex="13pt"/>
    </style:style>
    <style:style style:name="P2" style:family="paragraph" style:parent-style-name="Preformatted_20_Text">
      <style:paragraph-properties fo:text-align="justify" style:justify-single-word="false"/>
      <style:text-properties fo:font-size="13pt" fo:language="en" fo:country="GB" officeooo:rsid="000dab8e" officeooo:paragraph-rsid="000dab8e" style:font-size-asian="13pt" style:font-size-complex="13pt"/>
    </style:style>
    <style:style style:name="P3" style:family="paragraph" style:parent-style-name="Preformatted_20_Text">
      <style:paragraph-properties fo:text-align="justify" style:justify-single-word="false"/>
      <style:text-properties fo:font-size="13pt" fo:language="en" fo:country="GB" officeooo:rsid="000f0985" officeooo:paragraph-rsid="000f0985" style:font-size-asian="13pt" style:font-size-complex="13pt"/>
    </style:style>
    <style:style style:name="P4" style:family="paragraph" style:parent-style-name="Preformatted_20_Text">
      <style:paragraph-properties fo:text-align="justify" style:justify-single-word="false"/>
      <style:text-properties fo:font-size="13pt" fo:language="en" fo:country="GB" officeooo:rsid="000fc56f" officeooo:paragraph-rsid="000fc56f" style:font-size-asian="13pt" style:font-size-complex="13pt"/>
    </style:style>
    <style:style style:name="P5" style:family="paragraph" style:parent-style-name="Preformatted_20_Text">
      <style:paragraph-properties fo:text-align="justify" style:justify-single-word="false"/>
      <style:text-properties fo:font-size="13pt" fo:language="en" fo:country="GB" officeooo:rsid="000fc56f" officeooo:paragraph-rsid="000fc56f" style:font-size-asian="13pt" style:font-size-complex="13pt"/>
    </style:style>
    <style:style style:name="P6" style:family="paragraph" style:parent-style-name="Preformatted_20_Text">
      <style:paragraph-properties fo:text-align="justify" style:justify-single-word="false"/>
      <style:text-properties fo:font-size="13pt" fo:language="en" fo:country="GB" officeooo:rsid="000fefae" officeooo:paragraph-rsid="000fefae" style:font-size-asian="13pt" style:font-size-complex="13pt"/>
    </style:style>
    <style:style style:name="T1" style:family="text">
      <style:text-properties style:text-position="super 58%"/>
    </style:style>
    <style:style style:name="T2" style:family="text">
      <style:text-properties officeooo:rsid="000e6afb"/>
    </style:style>
    <style:style style:name="T3" style:family="text">
      <style:text-properties officeooo:rsid="0007a369"/>
    </style:style>
    <style:style style:name="T4" style:family="text">
      <style:text-properties officeooo:rsid="000fc56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nday the 26<text:span text:style-name="T1">th</text:span> of October, there was no new lecture for today <text:span text:style-name="T2">by Dr Herbert Daley on </text:span><text:span text:style-name="T3">4C1018 </text:span><text:span text:style-name="T2">module</text:span>. Today there was a recap lecture for students to whom just joined the university or have missed for some reason the past four weeks of university. Therefore I have taken this opportunity to read more on about Java. I am finding a bit complicating to get my head around the programming language (Java) and therefore any extra times that I have this days, I am spending to read and code in Java. </text:p>
      <text:p text:style-name="P2"/>
      <text:p text:style-name="P3">On Tuesday Dr Jeffrey went through the part one of the workshop. The exercise was on Python list. During this workshop he explained how to create list I Python and how to add, delete and replace items in the list. He also covered a brief description <text:span text:style-name="T4">of tuple data structure in Python. Which is an immutable data structure in, which can not be changed after creation.</text:span></text:p>
      <text:p text:style-name="P4">Not happy with what is happening with this module. Workshop is happening on Tuesday and the actual lecture to be delivered on Thursday. I like to learn the theoretical concepts first before getting my hands dirty with the exercises, and to ask students to do some tasks before covering the concept is a big ask in my opinion. </text:p>
      <text:p text:style-name="P4">Worked on workshop_5 for the rest of the day and got it done.</text:p>
      <text:p text:style-name="P4"/>
      <text:p text:style-name="P6">Thursday was the first live lecture for 4CS001. Matt covered list and tuple in Python. List in mutable data structure and have hold different type of data, where as tuple is immutable data type and can not be changed after it has been created. </text:p>
      <text:p text:style-name="P6">Today’s change in delivering the lecture was good; because students could ask question during the lecture, where as with pre-recorded lectured that is not possible. </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0-29T11:38:13.404025839</dc:date>
    <meta:editing-duration>PT19M59S</meta:editing-duration>
    <meta:editing-cycles>3</meta:editing-cycles>
    <meta:generator>LibreOffice/6.4.6.2$Linux_X86_64 LibreOffice_project/40$Build-2</meta:generator>
    <meta:document-statistic meta:table-count="0" meta:image-count="0" meta:object-count="0" meta:page-count="1" meta:paragraph-count="6" meta:word-count="297" meta:character-count="1656" meta:non-whitespace-character-count="1361"/>
  </office:meta>
</office:document-meta>
</file>